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style>
    <style:style style:name="P3" style:family="paragraph" style:parent-style-name="Title" style:master-page-name="Standard">
      <style:paragraph-properties fo:margin-top="0in" fo:margin-bottom="0.139in" loext:contextual-spacing="false" fo:line-height="100%" fo:text-align="justify" style:justify-single-word="false" style:page-number="1"/>
    </style:style>
    <style:style style:name="P4" style:family="paragraph" style:parent-style-name="Heading_20_3">
      <style:paragraph-properties fo:margin-top="0.222in" fo:margin-bottom="0.139in" loext:contextual-spacing="false" fo:line-height="100%" fo:text-align="justify" style:justify-single-word="false"/>
    </style:style>
    <style:style style:name="P5" style:family="paragraph" style:parent-style-name="Heading_20_4">
      <style:paragraph-properties fo:margin-top="0.1945in" fo:margin-bottom="0.139in" loext:contextual-spacing="false" fo:line-height="100%" fo:text-align="justify" style:justify-single-word="false"/>
    </style:style>
    <style:style style:name="P6"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color="#252525" fo:background-color="#ffffff"/>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dp7d0nb9ww71"/>Ćwiczenia młodego pisarza<office:annotation office:name="__Annotation__9_3274821876"><dc:creator>CahanDragon</dc:creator><dc:date>2019-03-05T00:43:07</dc:date><text:p><text:span text:style-name="T4">Część obrazków i linków do nich jest wsadzona bezpośrednio w tekst, ponieważ muszą pojawić się w odpowiednich miejscach, gdyż są przykładami.</text:span></text:p></office:annotation></text:p>
      <text:p text:style-name="P6"><text:bookmark text:name="_f0wiazaffije"/><office:annotation-end office:name="__Annotation__9_3274821876"/>Jak poprawić swój warsztat: Dialogi</text:p>
      <text:p text:style-name="P1">Piszesz opowiadania, ale średnio sobie radzisz z przelaniem myśli na papier? Słowa, które czytelnik powinien spijać niczym ambrozję, są chropowate i zacinają zdania? Jeśli tak, to ta seria jest właśnie dla ciebie! Nie znajdziesz tu poradnika, ponieważ nie zamierzam robić powtórki z rozrywki i ponownie pisać “Cahan Uczy i Bawi”, lecz raczej parę stron prostych ćwiczeń. Rozwiązane zadania możecie wysyłać nam na PW w postaci dokumentów google z włączoną możliwością komentowania (na MLPPolska do mnie, na facebooku wiadomo, a także na email <text:a xlink:type="simple" xlink:href="mailto:equestriatimes2014@gmail.com" text:style-name="ListLabel_20_1" text:visited-style-name="ListLabel_20_1"><text:span text:style-name="T1">equestriatimes2014@gmail.com</text:span></text:a>), a ja je sprawdzę i opublikuję w kolejnym numerze naszego czasopisma. Jeśli się wstydzicie, to możecie nas poprosić o zachowanie anonimowości.</text:p>
      <text:p text:style-name="P1">W pierwszym odcinku skupimy się na dialogach, również zahaczając o część techniczną, ponieważ pisanie ich należy do rzeczy, które najczęściej sprawiają ludziom trudności. Poruszymy takie tematy jak zapis dialogowy, oddawanie postaci w dialogach oraz zachowanie dynamiki rozmowy.</text:p>
      <text:p text:style-name="P4"><text:bookmark text:name="_ophj1v4fuax9"/>Ćwiczenie nr 1: zapis dialogowy</text:p>
      <text:p text:style-name="Heading_20_4"><text:bookmark text:name="_r5sngn54uhjd"/>Część teoretyczna:</text:p>
      <text:p text:style-name="P1">Jednym z podstawowych problemów początkujących jest poprawność zapisu dialogowego. Ludzie nie tylko błędnie stosują dywizy zamiast półpauzy oraz pauzy, ale i nie wiedzą, kiedy się robi odstępy i wstawia te paskudne kropki. Dlatego pozwolę sobie na krótki instruktaż.</text:p>
      <text:p text:style-name="P1">Moi drodzy, najpierw zobaczcie czym się różni dywiz/łącznik (znaczenie nieco inne, ale znak ten sam, więc dla uproszczenia sprawy będę korzystać wyłącznie z tej pierwszej nazwy) od półpauzy. To pierwsze służy do tworzenia konstrukcji takich jak “niebiesko-zielony” (czyli w paski, kropki, ciapki <text:span text:style-name="T3">– to nie jest odcień), tworzenia wyrazów zawierających liczby (T-34), dodawania końcówek fleksyjnych lub przyrostków ze skrótowcami (ZUS-u), budowania oznaczeń cyfrowych nie będących liczbami, np. kodów pocztowych czy numerów telefonów, a także do zapisywania niektórych terminów naukowych. Dywiz służy też do przenoszenia wyrazów między wierszami.</text:span></text:p>
      <text:p text:style-name="P1"><text:span text:style-name="T3">Tymczasem półpauza spełnia rolę myślnika i separatora liczbowego.</text:span></text:p>
      <text:p text:style-name="P2"><text:span text:style-name="T2"><office:annotation office:name="__Annotation__33_3274821876"><dc:creator>CahanDragon</dc:creator><dc:date>2019-03-05T00:57:41</dc:date><text:p><text:span text:style-name="T4">I ten obrazek musi być tutaj.</text:span></text:p></office:annotation></text:span><text:a xlink:type="simple" xlink:href="https://i.imgur.com/3mS3jvg.png" text:style-name="ListLabel_20_2" text:visited-style-name="ListLabel_20_2"><text:span text:style-name="T2">https://i.imgur.com/3mS3jvg.png</text:span></text:a><office:annotation-end office:name="__Annotation__33_3274821876"/></text:p>
      <text:p text:style-name="P2"><text:span text:style-name="T3">Doskonale, znacie już różnicę pomiędzy dywizem a półpauzą. Pauza spełnia tę samą rolę co półpauza, jest jednak dłuższa i moim zdaniem w fanfikach nie prezentuje się zbyt estetycznie, dlatego osobiście jej nie używam.</text:span></text:p>
      <text:p text:style-name="P2"><text:span text:style-name="T3">Jak uzyskać półpauzę (nie ma jej na klawiaturze)? Jest kilka sposobów. Najprostszy z nich to skopiowanie z innego fanfika czy Internetu i trzymanie pod ctrl + v. Ja z niego korzystam. Inny wymaga wpisania kodu – Alt + 0151 dla pauzy i Alt + 0150 dla półpauzy – wymagane użycie klawiatury numerycznej. Dotyczy Windowsa. Kody do innych systemów możecie sprawdzić w Internecie. Trzecią opcją jest skorzystanie z opcji “Wstaw”. Edytory tekstu mają swoje własne bazy symboli i można tam znaleźć również te. Czwarta metoda jest chyba najwygodniejsza i wymaga najmniej roboty. Pisząc używacie podwójnego dywizu zamiast półpauzy (--), a następnie robicie ctrl + f, zamień, zamień wszystkie i na półpauzy.</text:span></text:p>
      <text:p text:style-name="P2"><text:span text:style-name="T3">Kolejną ważną rzeczą są wcięcia przy rozpoczęciu akapitu. Dialogów to również dotyczy. Robi się je przy pomocy tabulacji bądź ustawia automatycznie w edytorze tekstu. Możecie to zaobserwować na poniższym przykładzie. Zwróćcie również uwagę na umiejscowienie spacji – stawia się je przed i po półpauzie. Jednak nigdy przed, kiedy półpauza rozpoczyna dany akapit.</text:span></text:p>
      <text:p text:style-name="P2"><text:span text:style-name="T2"><office:annotation office:name="__Annotation__41_3274821876"><dc:creator>CahanDragon</dc:creator><dc:date>2019-03-05T01:15:20</dc:date><text:p><text:span text:style-name="T4">To samo, co ostatnio.</text:span></text:p></office:annotation></text:span><text:a xlink:type="simple" xlink:href="https://i.imgur.com/NSRmbWG.png" text:style-name="ListLabel_20_2" text:visited-style-name="ListLabel_20_2"><text:span text:style-name="T2">https://i.imgur.com/NSRmbWG.png</text:span></text:a><office:annotation-end office:name="__Annotation__41_3274821876"/></text:p>
      <text:p text:style-name="P2"><text:span text:style-name="T3">No to teraz czas na kropki, czyli największy koszmar każdego młodego pisarza. Kiedy stawia się te przeklęte kropki? Wbrew pozorom nie jest to jakaś czarna magia. Najlepsze wyjaśnienie tego problemu usłyszałam swego czasu z ust Zodiaka: możemy traktować dialog jako zdanie i kropki stawiamy wtedy, kiedy to zdanie się kończy. Wciąż brzmi to nieco enigmatycznie? Nic nie szkodzi.</text:span></text:p>
      <text:p text:style-name="P2"><text:span text:style-name="T3">W przypadku dialogów możemy w dużym uproszczeniu wyróżnić trzy sytuacje i są to: określenie tego, kto co powiedział i jak to zrobił (1), wtrącenie (2), opis nie będący wtrąceniem (3).</text:span></text:p>
      <text:p text:style-name="P2"><text:span text:style-name="T2"><office:annotation office:name="__Annotation__48_3274821876"><dc:creator>CahanDragon</dc:creator><dc:date>2019-03-05T16:31:40</dc:date><text:p><text:span text:style-name="T4">To samo.</text:span></text:p></office:annotation></text:span><text:a xlink:type="simple" xlink:href="https://i.imgur.com/iLyyoYr.png" text:style-name="ListLabel_20_2" text:visited-style-name="ListLabel_20_2"><text:span text:style-name="T2">https://i.imgur.com/iLyyoYr.png</text:span></text:a><office:annotation-end office:name="__Annotation__48_3274821876"/></text:p>
      <text:p text:style-name="P2"><text:span text:style-name="T3">Pierwszy przypadek dotyczy tylko czasowników określających mówienie, chociaż nie do końca – załapią się tu też takie jak np. <text:s/>“zdziwił się”, jeśli chodzi o to zdziwienie w głosie. Zwróćcie też uwagę na składnię didaskaliów. Najpierw idzie czasownik odnoszący się do mowy, potem cała reszta, a dopiero na końcu podmiot, który się wypowiada. Tak naprawdę, to czasami można obyć się bez didaskaliów, nie mówiąc o tym, że jeśli już je dajemy, to zdarza się, że podmiot w ogóle nie jest potrzebny, jeśli jasno wynika z kontekstu.</text:span></text:p>
      <text:p text:style-name="P2"><text:span text:style-name="T3">W pozostałych przypadkach, najpierw idzie podmiot (albo i nie, bo bywa domyślny i wtedy go nie ma), potem orzeczenie, a dopiero na końcu cała reszta. To tak w skrócie.</text:span></text:p>
      <text:p text:style-name="P5"><text:bookmark text:name="_pour4ydq80r4"/>Polecenie:</text:p>
      <text:p text:style-name="P2"><text:span text:style-name="T3">Skopiuj poniższy tekst do dowolnego edytora tekstu i zrób z nim porządek – z zapisem dialogowym.</text:span></text:p>
      <text:p text:style-name="P5"><text:bookmark text:name="_un0i6046jfj3"/>Tekst:<office:annotation office:name="__Annotation__62_3274821876"><dc:creator>CahanDragon</dc:creator><dc:date>2019-03-05T17:53:26</dc:date><text:p><text:span text:style-name="T4">Wiem, że akapity nie mogą się zaczynać od znaków i to jest problem, bo w tym wypadku muszą, a sam tekst musi być kopiowalny.</text:span></text:p></office:annotation></text:p>
      <text:p text:style-name="P2"><office:annotation-end office:name="__Annotation__62_3274821876"/><text:span text:style-name="T3">-Ślicznie wyglądasz, Rarity- Cicho powiedziała Fluttershy.</text:span></text:p>
      <text:p text:style-name="P2"><text:span text:style-name="T3">-Ależ kochana! To jeszcze nic.- Rarity odparła.- spójrz tylko na to!- Jednorożka wyciągnęła z szafy długą, białą suknię.</text:span></text:p>
      <text:p text:style-name="P2"><text:span text:style-name="T3">-Kto się hajta? - Dotychczas stojąca w kącie Rainbow Dash, raczyła się w końcu odezwać.</text:span></text:p>
      <text:p text:style-name="P2"><text:soft-page-break/><text:span text:style-name="T3">- Nikt, głuptasku - Rarity zachichotała. - To przecież tradycyjny strój obywatelki Pegasopolis z dziesiątego wieku przed Celestią.</text:span></text:p>
      <text:p text:style-name="P2"><text:span text:style-name="T3">- A no tak - tęczowa pegazica zarumieniła się - masz rację, Rarity, zupełnie zapomniałam o antycznej pegaziej modzie.</text:span></text:p>
      <text:p text:style-name="P4"><text:bookmark text:name="_6hh8kev7ptw5"/>Ćwiczenie nr 2: Oddawanie postaci w dialogach</text:p>
      <text:p text:style-name="P5"><text:bookmark text:name="_709bxinfphn8"/>Część teoretyczna:</text:p>
      <text:p text:style-name="P2"><text:span text:style-name="T3">Wiele osób ma tendencję do pisania dialogów, która brzmi jak wyjęte ze słownika albo podręcznika do polskiego – czyli sztywno i nienaturalnie. Postawmy sprawę jasno: ludzie nie mówią poprawnie, a przynajmniej większość z nich. Popełniają błędy składniowe i językowe, przekręcają wyrazy czy używają ich w nieprawidłowym znaczeniu. Już to stanowi pewną wskazówkę.</text:span></text:p>
      <text:p text:style-name="P2"><text:span text:style-name="T3">Ludzie mówią w różny sposób, mają też swoje powiedzonka i nawyki (ważne, by nie spamować tym non stop, chyba że postać już taka jest) czy zniekształcają wyrazy w charakterystyczny sposób.</text:span></text:p>
      <text:p text:style-name="P2"><text:span text:style-name="T2"><office:annotation office:name="__Annotation__82_3274821876"><dc:creator>CahanDragon</dc:creator><dc:date>2019-03-05T18:23:38</dc:date><text:p><text:span text:style-name="T4">Und znowu.</text:span></text:p></office:annotation></text:span><text:a xlink:type="simple" xlink:href="https://i.imgur.com/2p8Fx8N.png" text:style-name="ListLabel_20_2" text:visited-style-name="ListLabel_20_2"><text:span text:style-name="T2">https://i.imgur.com/2p8Fx8N.png</text:span></text:a><office:annotation-end office:name="__Annotation__82_3274821876"/></text:p>
      <text:p text:style-name="P5"><text:bookmark text:name="_ymntq0q8804e"/>Polecenie:</text:p>
      <text:p text:style-name="P2"><text:span text:style-name="T3">Napisz krótką scenę, w której Mane 6 kłócą się o to gdzie mają spędzić swoje wspólne wakacje. Uwzględnij również opisy. Postaraj się oddać ich charaktery.</text:span></text:p>
      <text:p text:style-name="P4"><text:bookmark text:name="_e5tq9wdtaw8n"/>Ćwiczenie nr 3: Zachowanie dynamiki rozmowy</text:p>
      <text:p text:style-name="P5"><text:bookmark text:name="_3vn9pdv1zexk"/>Część teoretyczna:</text:p>
      <text:p text:style-name="P2"><text:span text:style-name="T3">Pewnie większość z Was od czasu do czasu z kimś rozmawia i wie jak to jest. No to teraz powiedzcie mi, dlaczego wiele osób pisze wyjątkowo drewniane dialogi? Przecież podczas naturalnej rozmowy nie sadzi się monologów, będących ekspozycją czegoś, o czym nasz rozmówca doskonale wie.</text:span></text:p>
      <text:p text:style-name="P1"><text:span text:style-name="T2"><office:annotation office:name="__Annotation__101_3274821876"><dc:creator>CahanDragon</dc:creator><dc:date>2019-03-05T18:33:48</dc:date><text:p><text:span text:style-name="T4">Sam wiesz co.</text:span></text:p></office:annotation></text:span><text:a xlink:type="simple" xlink:href="https://i.imgur.com/ZZIatHi.png" text:style-name="ListLabel_20_2" text:visited-style-name="ListLabel_20_2"><text:span text:style-name="T2">https://i.imgur.com/ZZIatHi.png</text:span></text:a><office:annotation-end office:name="__Annotation__101_3274821876"/></text:p>
      <text:p text:style-name="P1"><text:span text:style-name="T3">Pamiętajcie też, że często się zdarza, że rozmowa po prostu zdycha albo zupełnie zmienia temat, nawet jeśli poprzedni nie został wyczerpany. A potem jeszcze potrafi do niego wrócić! Nie zapomnijcie też o wcinaniu się komuś w kwestię, olewaniu rozmówcy czy przekrzykiwaniu się nawzajem. Te wszystkie elementy, tak powszechnie występujące w życiu codziennym, nie powinny pozostać zapomniane.</text:span></text:p>
      <text:p text:style-name="P5"><text:bookmark text:name="_yc9374ozfme6"/>Polecenie:</text:p>
      <text:p text:style-name="P2"><text:span text:style-name="T3">Napisz scenę, w której Rarity i Fluttershy idą przez park, prowadząc jednocześnie koleżeńską rozmowę.</text:span></text:p>
      <text:p text:style-name="P2"><text:span text:style-name="T3">Obrazki:</text:span></text:p>
      <text:p text:style-name="P2"><text:a xlink:type="simple" xlink:href="https://www.deviantart.com/harwicks-art/art/Dragon-of-Renown-726438709" text:style-name="ListLabel_20_2" text:visited-style-name="ListLabel_20_2"><text:span text:style-name="T2">https://www.deviantart.com/harwicks-art/art/Dragon-of-Renown-726438709</text:span></text:a></text:p>
      <text:p text:style-name="P2"><text:a xlink:type="simple" xlink:href="https://www.deviantart.com/imalou/art/We-re-Friendship-Bound-762308522" text:style-name="ListLabel_20_2" text:visited-style-name="ListLabel_20_2"><text:span text:style-name="T2">https://www.deviantart.com/imalou/art/We-re-Friendship-Bound-762308522</text:span></text:a></text:p>
      <text:p text:style-name="P2"><text:a xlink:type="simple" xlink:href="https://www.deviantart.com/colorfulcolor233/art/Smolder-761765990" text:style-name="ListLabel_20_2" text:visited-style-name="ListLabel_20_2"><text:span text:style-name="T2">https://www.deviantart.com/colorfulcolor233/art/Smolder-761765990</text:span></text:a></text:p>
      <text:p text:style-name="P2"><text:a xlink:type="simple" xlink:href="https://www.deviantart.com/ncmares/art/Comm-Sk8-or-Die-758901657" text:style-name="ListLabel_20_2" text:visited-style-name="ListLabel_20_2"><text:span text:style-name="T2">https://www.deviantart.com/ncmares/art/Comm-Sk8-or-Die-758901657</text:span></text:a></text:p>
      <text:p text:style-name="P2"><text:a xlink:type="simple" xlink:href="https://www.deviantart.com/yakovlev-vad/art/Fizzle-Pop-Berry-Twist-788048287" text:style-name="ListLabel_20_2" text:visited-style-name="ListLabel_20_2"><text:span text:style-name="T2">https://www.deviantart.com/yakovlev-vad/art/Fizzle-Pop-Berry-Twist-788048287</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7" meta:word-count="1026" meta:character-count="7350" meta:non-whitespace-character-count="6364"/>
    <meta:generator>LibreOfficeDev/6.0.5.2$Linux_X86_64 LibreOffice_project/</meta:generator>
  </office:meta>
</office:document-meta>
</file>